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830" officeooo:paragraph-rsid="0005d830"/>
    </style:style>
    <style:style style:name="P2" style:family="paragraph" style:parent-style-name="Standard">
      <style:text-properties officeooo:paragraph-rsid="0005d830"/>
    </style:style>
    <style:style style:name="P3" style:family="paragraph" style:parent-style-name="Standard" style:master-page-name="First_20_Page">
      <style:paragraph-properties style:page-number="auto"/>
      <style:text-properties officeooo:rsid="0005d830" officeooo:paragraph-rsid="0005d830"/>
    </style:style>
    <style:style style:name="T1" style:family="text">
      <style:text-properties officeooo:rsid="0005d8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is a document that doesn’t have a header in the “First Page” page style being used he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However, the “Default Style” page style used from page 2 on does have a header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5d8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age </text:span><text:span text:style-name="MT1"><text:page-number text:select-page="current">2</text:page-number></text:span><text:span text:style-name="MT1"><text:s/>of </text:span><text:span text:style-name="MT1"><text:page-count>2</text:page-count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2T16:26:03.470618399</meta:creation-date>
    <dc:date>2019-10-14T08:54:08.721703038</dc:date>
    <meta:editing-duration>PT3M44S</meta:editing-duration>
    <meta:editing-cycles>2</meta:editing-cycles>
    <meta:generator>LibreOfficeDev/6.4.0.0.alpha0$Linux_X86_64 LibreOffice_project/2b92afe5e2cdf01731c1a591e7d67cefda87f604</meta:generator>
    <meta:document-statistic meta:table-count="0" meta:image-count="0" meta:object-count="0" meta:page-count="2" meta:paragraph-count="3" meta:word-count="37" meta:character-count="183" meta:non-whitespace-character-count="149"/>
  </office:meta>
</office:document-meta>
</file>